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Sendnya" svg:font-family="Sendnya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15e21b3" style:font-size-asian="16pt" style:font-name-complex="Times New Roman1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eb0b9" officeooo:paragraph-rsid="00116230" style:font-size-asian="10.5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6dfca" officeooo:paragraph-rsid="0016dfca" style:font-size-asian="10.5pt" style:font-weight-asian="bold" style:font-name-complex="Times New Roman1" style:font-size-complex="12pt" style:font-weight-complex="bold"/>
    </style:style>
    <style:style style:name="T1" style:family="text">
      <style:text-properties officeooo:rsid="01606083"/>
    </style:style>
    <style:style style:name="T2" style:family="text">
      <style:text-properties fo:font-weight="normal" officeooo:rsid="00116230" style:font-weight-asian="normal" style:font-weight-complex="normal"/>
    </style:style>
    <style:style style:name="T3" style:family="text">
      <style:text-properties fo:font-weight="normal" officeooo:rsid="0011fb07" style:font-weight-asian="normal" style:font-weight-complex="normal"/>
    </style:style>
    <style:style style:name="T4" style:family="text">
      <style:text-properties fo:font-weight="normal" officeooo:rsid="00140986" style:font-weight-asian="normal" style:font-weight-complex="normal"/>
    </style:style>
    <style:style style:name="T5" style:family="text">
      <style:text-properties fo:font-weight="normal" officeooo:rsid="00146db0" style:font-weight-asian="normal" style:font-weight-complex="normal"/>
    </style:style>
    <style:style style:name="T6" style:family="text">
      <style:text-properties fo:font-weight="normal" officeooo:rsid="001516be" style:font-weight-asian="normal" style:font-weight-complex="normal"/>
    </style:style>
    <style:style style:name="T7" style:family="text">
      <style:text-properties fo:font-weight="normal" officeooo:rsid="001550e5" style:font-weight-asian="normal" style:font-weight-complex="normal"/>
    </style:style>
    <style:style style:name="T8" style:family="text">
      <style:text-properties fo:font-weight="normal" officeooo:rsid="0017ae22" style:font-weight-asian="normal" style:font-weight-complex="normal"/>
    </style:style>
    <style:style style:name="T9" style:family="text">
      <style:text-properties fo:font-weight="normal" officeooo:rsid="00195a5d" style:font-weight-asian="normal" style:font-weight-complex="normal"/>
    </style:style>
    <style:style style:name="T10" style:family="text">
      <style:text-properties fo:font-weight="normal" officeooo:rsid="0019cc58" style:font-weight-asian="normal" style:font-weight-complex="normal"/>
    </style:style>
    <style:style style:name="T11" style:family="text">
      <style:text-properties fo:font-weight="normal" officeooo:rsid="001b1b86" style:font-weight-asian="normal" style:font-weight-complex="normal"/>
    </style:style>
    <style:style style:name="T12" style:family="text">
      <style:text-properties fo:font-weight="normal" officeooo:rsid="001c7e23" style:font-weight-asian="normal" style:font-weight-complex="normal"/>
    </style:style>
    <style:style style:name="T13" style:family="text">
      <style:text-properties fo:font-weight="normal" officeooo:rsid="001d92e7" style:font-weight-asian="normal" style:font-weight-complex="normal"/>
    </style:style>
    <style:style style:name="T14" style:family="text">
      <style:text-properties fo:font-weight="normal" officeooo:rsid="001fede3" style:font-weight-asian="normal" style:font-weight-complex="normal"/>
    </style:style>
    <style:style style:name="T15" style:family="text">
      <style:text-properties fo:font-weight="normal" officeooo:rsid="0021954a" style:font-weight-asian="normal" style:font-weight-complex="normal"/>
    </style:style>
    <style:style style:name="T16" style:family="text">
      <style:text-properties fo:font-weight="normal" officeooo:rsid="00236472" style:font-weight-asian="normal" style:font-weight-complex="normal"/>
    </style:style>
    <style:style style:name="T17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earest - </text:span>Neighbour Dependent Similarity in Recommender Systems</text:p>
      <text:p text:style-name="P1"/>
      <text:p text:style-name="P2">Abstract: <text:span text:style-name="T4">R</text:span><text:span text:style-name="T2">ecommendation </text:span><text:span text:style-name="T8">S</text:span><text:span text:style-name="T2">ystem </text:span><text:span text:style-name="T8">(RS)</text:span><text:span text:style-name="T2"> recommend</text:span><text:span text:style-name="T8">s</text:span><text:span text:style-name="T2"> varieity of items to the users using various approaches. </text:span><text:span text:style-name="T3">One of the approach is collaborative filtering in which we find out the similarity between either the users or the items to fetch ratings from the most similar entities. </text:span><text:span text:style-name="T5">Multiple similarity metrics like cosine similarity and Pearson Correlation Coefficient similarity are used as basic feature extraction </text:span><text:span text:style-name="T6">methods. </text:span><text:span text:style-name="T7">In this research paper, we will discuss about a new similarity metric which is inspired by cosine similarity.</text:span></text:p>
      <text:p text:style-name="P2"><text:span text:style-name="T7"/></text:p>
      <text:p text:style-name="P3">Introduction: <text:span text:style-name="T8">Recommender Systems </text:span><text:span text:style-name="T9">(RSs) have become a </text:span><text:span text:style-name="T10">common need for most of the businesses. </text:span><text:span text:style-name="T11">The most common approach being followed to predict items </text:span><text:span text:style-name="T12">for</text:span><text:span text:style-name="T11"> users is by computing either user-user similarity matri</text:span><text:span text:style-name="T13">x</text:span><text:span text:style-name="T11"> or item-item similarity matri</text:span><text:span text:style-name="T13">x</text:span><text:span text:style-name="T11">. </text:span><text:span text:style-name="T15">Usually these similarity matrices are computed on explicit user data like ratings given by the users to the items. </text:span><text:span text:style-name="T16">After finding the similarity matrix, the missing ratings for a particular user are filled by using multiple method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Sendnya" svg:font-family="Sendnya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 style:punctuation-wrap="simple" style:vertical-align="auto"/>
      <style:text-properties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Sendnya" style:font-family-complex="Sendnya" style:font-family-generic-complex="system" style:font-pitch-complex="variable" style:font-size-complex="11pt" style:language-complex="or" style:country-complex="IN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Arial" fo:font-family="Arial" style:font-family-generic="roman" style:font-pitch="variable"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Footnote" style:family="paragraph" style:parent-style-name="Standard" style:default-outline-level="" style:class="extra"/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1" style:display-name="Default Paragraph Font1" style:family="paragraph" style:next-style-name="Standard" style:default-outline-level="">
      <style:paragraph-properties fo:text-align="start" style:justify-single-word="false" fo:orphans="2" fo:widows="2" style:punctuation-wrap="hanging" style:vertical-align="baseline" style:writing-mode="lr-tb"/>
      <style:text-properties style:use-window-font-color="true" style:font-name="Times" fo:font-family="Times" style:font-family-generic="roman" style:font-pitch="variable" fo:font-size="10pt" fo:language="en" fo:country="US" style:letter-kerning="false" style:font-name-asian="PMingLiU" style:font-family-asian="PMingLiU" style:font-family-generic-asian="system" style:font-pitch-asian="variable" style:font-size-asian="10pt" style:language-asian="zh" style:country-asian="TW" style:font-name-complex="Times1" style:font-family-complex="Times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text-align="start" style:justify-single-word="false" fo:orphans="0" fo:widows="0" fo:keep-with-next="always" style:writing-mode="lr-tb"/>
      <style:text-properties style:use-window-font-color="true" style:font-name="Times New Roman" fo:font-family="'Times New Roman'" style:font-family-generic="roman" style:font-pitch="variable" fo:font-size="12pt" fo:language="en" fo:country="IN" fo:font-weight="bold" style:letter-kerning="false" style:font-name-asian="SimSun" style:font-family-asian="SimSun" style:font-family-generic-asian="system" style:font-pitch-asian="variable" style:font-size-asian="12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06cm" loext:contextual-spacing="false" fo:text-align="start" style:justify-single-word="false" fo:orphans="0" fo:widows="0" fo:keep-with-next="always" style:writing-mode="lr-tb"/>
      <style:text-properties style:use-window-font-color="true" style:font-name="Times New Roman" fo:font-family="'Times New Roman'" style:font-family-generic="roman" style:font-pitch="variable" fo:font-size="12pt" fo:language="en" fo:country="IN" fo:font-style="italic" fo:font-weight="bold" style:letter-kerning="false" style:font-name-asian="SimSun" style:font-family-asian="SimSun" style:font-family-generic-asian="system" style:font-pitch-asian="variable" style:font-size-asian="12pt" style:language-asian="en" style:country-asian="IN" style:font-style-asian="italic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text-align="start" style:justify-single-word="false" fo:orphans="0" fo:widows="0" fo:keep-with-next="always" style:writing-mode="lr-tb"/>
      <style:text-properties style:use-window-font-color="true" style:font-name="Times New Roman" fo:font-family="'Times New Roman'" style:font-family-generic="roman" style:font-pitch="variable" fo:font-size="14pt" fo:language="en" fo:country="IN" fo:font-weight="bold" style:letter-kerning="false" style:font-name-asian="SimSun" style:font-family-asian="SimSun" style:font-family-generic-asian="system" style:font-pitch-asian="variable" style:font-size-asian="1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8pt" style:text-underline-style="none" style:font-size-asian="8pt" style:font-name-complex="Times New Roman1" style:font-family-complex="'Times New Roman'" style:font-family-generic-complex="system" style:font-pitch-complex="variable" style:font-size-complex="8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8pt" fo:language="en" fo:country="IN" style:text-underline-style="none" style:font-size-asian="8pt" style:font-name-complex="Times New Roman1" style:font-family-complex="'Times New Roman'" style:font-family-generic-complex="system" style:font-pitch-complex="variable" style:font-size-complex="8pt" style:font-style-complex="italic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8pt" fo:language="en" fo:country="IN" fo:font-style="italic" style:text-underline-style="none" style:font-size-asian="8pt" style:font-style-asian="italic" style:font-name-complex="Times New Roman1" style:font-family-complex="'Times New Roman'" style:font-family-generic-complex="system" style:font-pitch-complex="variable" style:font-size-complex="8pt" style:font-style-complex="italic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8pt" fo:language="en" fo:country="IN" style:text-underline-style="none" style:font-size-asian="8pt" style:font-name-complex="Times New Roman1" style:font-family-complex="'Times New Roman'" style:font-family-generic-complex="system" style:font-pitch-complex="variable" style:font-size-complex="8pt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8pt" style:text-underline-style="none" style:font-size-asian="8pt" style:font-name-complex="Times New Roman1" style:font-family-complex="'Times New Roman'" style:font-family-generic-complex="system" style:font-pitch-complex="variable" style:font-size-complex="8pt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8pt" fo:language="en" fo:country="IN" style:text-underline-style="none" style:font-size-asian="8pt" style:font-name-complex="Times New Roman1" style:font-family-complex="'Times New Roman'" style:font-family-generic-complex="system" style:font-pitch-complex="variable" style:font-size-complex="8pt" style:font-style-complex="italic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8pt" fo:language="en" fo:country="IN" fo:font-style="italic" style:text-underline-style="none" style:font-size-asian="8pt" style:font-style-asian="italic" style:font-name-complex="Times New Roman1" style:font-family-complex="'Times New Roman'" style:font-family-generic-complex="system" style:font-pitch-complex="variable" style:font-size-complex="8pt" style:font-style-complex="italic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8pt" fo:language="en" fo:country="IN" style:text-underline-style="none" style:font-size-asian="8pt" style:font-name-complex="Times New Roman1" style:font-family-complex="'Times New Roman'" style:font-family-generic-complex="system" style:font-pitch-complex="variable" style:font-size-complex="8pt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8pt" style:text-underline-style="none" style:font-size-asian="8pt" style:font-name-complex="Times New Roman1" style:font-family-complex="'Times New Roman'" style:font-family-generic-complex="system" style:font-pitch-complex="variable" style:font-size-complex="8pt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8pt" fo:language="en" fo:country="IN" style:text-underline-style="none" style:font-size-asian="8pt" style:font-name-complex="Times New Roman1" style:font-family-complex="'Times New Roman'" style:font-family-generic-complex="system" style:font-pitch-complex="variable" style:font-size-complex="8pt" style:font-style-complex="italic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language="en" fo:country="IN" fo:font-style="italic" style:text-underline-style="none" style:font-size-asian="8pt" style:font-style-asian="italic" style:font-name-complex="Times New Roman1" style:font-family-complex="'Times New Roman'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8pt" fo:language="en" fo:country="IN" style:text-underline-style="none" style:font-size-asian="8pt" style:font-name-complex="Times New Roman1" style:font-family-complex="'Times New Roman'" style:font-family-generic-complex="system" style:font-pitch-complex="variable" style:font-size-complex="8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oter_20_Char" style:display-name="Footer Char" style:family="text" style:parent-style-name="Default_20_Paragraph_20_Font">
      <style:text-properties style:font-name="Times" fo:font-family="Times" style:font-family-generic="roman" style:font-pitch="variable" fo:language="en" fo:country="AU" style:font-name-asian="PMingLiU" style:font-family-asian="PMingLiU" style:font-family-generic-asian="system" style:font-pitch-asian="variable" style:language-asian="zh" style:country-asian="TW" style:font-name-complex="Times1" style:font-family-complex="Times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="Times" fo:font-family="Times" style:font-family-generic="roman" style:font-pitch="variable" fo:language="en" fo:country="AU" style:font-name-asian="PMingLiU" style:font-family-asian="PMingLiU" style:font-family-generic-asian="system" style:font-pitch-asian="variable" style:language-asian="zh" style:country-asian="TW" style:font-name-complex="Times1" style:font-family-complex="Times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Strong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style:use-window-font-color="true" style:text-underline-style="solid" style:text-underline-width="auto" style:text-underline-color="font-color"/>
    </style:style>
    <style:style style:name="nsfaddress" style:family="text" style:parent-style-name="Default_20_Paragraph_20_Font"/>
    <style:style style:name="Default_20_Paragraph_20_Font" style:display-name="Default Paragraph Font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23:41:33.293015096</meta:creation-date>
    <dc:date>2019-11-03T23:57:41.948420255</dc:date>
    <meta:editing-duration>PT15M59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60" meta:character-count="1066" meta:non-whitespace-character-count="909"/>
  </office:meta>
</office:document-meta>
</file>